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GoBack"/>Model Town Preliminary Concepts</text:p>
      <text:p text:style-name="Standard">Idea: A multifunctional instrument to measure water speed and height; attach water wheel to plastic strip that measures water height and add buoyancy aids so the wheel rises up the strip as the water rises and the speed and height of the water are measured using the same instrument.</text:p>
      <text:p text:style-name="Standard">Pros:</text:p>
      <text:list xml:id="list3746974697" text:style-name="WWNum1">
        <text:list-item>
          <text:p text:style-name="P1">More efficient and less expensive due to a reduction in the amount of electronics used</text:p>
        </text:list-item>
        <text:list-item>
          <text:p text:style-name="P1">More easy for visitors to understand </text:p>
        </text:list-item>
      </text:list>
      <text:p text:style-name="Standard">Cons:</text:p>
      <text:list xml:id="list135916653288046" text:continue-numbering="true" text:style-name="WWNum1">
        <text:list-item>
          <text:p text:style-name="P1">More complex and complicated to build</text:p>
        </text:list-item>
        <text:list-item>
          <text:p text:style-name="P1">Possibly more likely to malfunction</text:p>
        </text:list-item>
      </text:list>
      <text:p text:style-name="Standard">Idea: Install 3-D printed turbines in the river at various intervals connected to generators</text:p>
      <text:p text:style-name="Standard">Pros: </text:p>
      <text:list xml:id="list135915316089276" text:continue-numbering="true" text:style-name="WWNum1">
        <text:list-item>
          <text:p text:style-name="P1">Would help replenish some of the electricity lost running the pumps</text:p>
        </text:list-item>
      </text:list>
      <text:p text:style-name="Standard">Cons:</text:p>
      <text:list xml:id="list135916602718989" text:continue-numbering="true" text:style-name="WWNum1">
        <text:list-item>
          <text:p text:style-name="P1">Likely quite expensive</text:p>
        </text:list-item>
        <text:list-item>
          <text:p text:style-name="P1">Couldn’t replace all the power used by the pump</text:p>
        </text:list-item>
        <text:list-item>
          <text:p text:style-name="P1">Could get tangled with weeds and therefore be quite high maintenan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ctorlarge2028@gmail.com</meta:initial-creator>
    <dc:creator>David J. Allen</dc:creator>
    <meta:editing-cycles>2</meta:editing-cycles>
    <meta:creation-date>2017-12-12T12:41:00</meta:creation-date>
    <dc:date>2017-12-12T12:41:00</dc:date>
    <meta:editing-duration>P0D</meta:editing-duration>
    <meta:generator>LibreOffice/7.3.5.2$Linux_X86_64 LibreOffice_project/184fe81b8c8c30d8b5082578aee2fed2ea847c01</meta:generator>
    <meta:document-statistic meta:table-count="0" meta:image-count="0" meta:object-count="0" meta:page-count="1" meta:paragraph-count="15" meta:word-count="145" meta:character-count="834" meta:non-whitespace-character-count="710"/>
    <meta:user-defined meta:name="AppVersion">16.0000</meta:user-defined>
    <meta:user-defined meta:name="DocSecurity" meta:value-type="float">4</meta:user-defined>
    <meta:template xlink:type="simple" xlink:actuate="onRequest" xlink:title="Normal" xlink:href=""/>
  </office:meta>
</office:document-meta>
</file>